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adauk Book" svg:font-family="'Padauk Book'" style:font-pitch="variable"/>
    <style:font-face style:name="Suruma" svg:font-family="Suru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f9afc" officeooo:paragraph-rsid="000f9afc"/>
    </style:style>
    <style:style style:name="P2" style:family="paragraph" style:parent-style-name="Text_20_body">
      <style:text-properties officeooo:paragraph-rsid="000f9afc"/>
    </style:style>
    <style:style style:name="P3" style:family="paragraph" style:parent-style-name="Text_20_body">
      <style:text-properties style:font-name="Liberation Serif" officeooo:paragraph-rsid="000f9afc"/>
    </style:style>
    <style:style style:name="P4" style:family="paragraph" style:parent-style-name="Text_20_body">
      <style:text-properties style:font-name="Liberation Serif" officeooo:rsid="00111a52" officeooo:paragraph-rsid="00111a52"/>
    </style:style>
    <style:style style:name="P5" style:family="paragraph" style:parent-style-name="Text_20_body">
      <style:text-properties style:font-name="Liberation Serif" officeooo:rsid="00156745" officeooo:paragraph-rsid="00156745"/>
    </style:style>
    <style:style style:name="T1" style:family="text">
      <style:text-properties officeooo:rsid="000f9afc"/>
    </style:style>
    <style:style style:name="T2" style:family="text">
      <style:text-properties style:font-name="Liberation Sans Narrow" fo:font-size="12pt" officeooo:rsid="000f9afc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f9afc" style:font-size-asian="12pt" style:font-size-complex="12pt"/>
    </style:style>
    <style:style style:name="T5" style:family="text">
      <style:text-properties fo:font-size="12pt" officeooo:rsid="001312d3" style:font-size-asian="12pt" style:font-size-complex="12pt"/>
    </style:style>
    <style:style style:name="T6" style:family="text">
      <style:text-properties fo:font-size="12pt" officeooo:rsid="00138caf" style:font-size-asian="12pt" style:font-size-complex="12pt"/>
    </style:style>
    <style:style style:name="T7" style:family="text">
      <style:text-properties fo:font-size="12pt" officeooo:rsid="00158c79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u Queijo</text:p>
      <text:p text:style-name="Text_20_body"/>
      <text:p text:style-name="Text_20_body"/>
      <text:p text:style-name="P1">Público Alvo: Pequenos produtores das associações de Minas Gerais.</text:p>
      <text:p text:style-name="P2">Problema: <text:span text:style-name="T1">Visibilidade de mercado.</text:span></text:p>
      <text:p text:style-name="P3"><text:span text:style-name="T4">Solução: Marketplace de Queijo.</text:span></text:p>
      <text:p text:style-name="P4"><text:span text:style-name="T4">D</text:span><text:span text:style-name="T3">etalhamento do problema: </text:span><text:span text:style-name="T5">Minas Gerais é o maior estado produtor de leite e queijo no Brasil. Entretanto a estrutura física e tecnológica dos pequenos produtores de queijos artesanais ainda não é sofisticada o suficiente para viabilizar mecanismos de exportação, divulgação e capacitação dos produtores. Desse modo, </text:span><text:span text:style-name="T6">incentivar o produtor a regulamentar seu produto e se adequar as novas técnicas de produção e administração da fazenda é fundamental para garantir seu sucesso. Ademais, é vantajoso para o indivíduo concluir seu processo de regulamentação do queijo, em vista que, <text:s/>para aumentar o número de vendas nacionais de seu produto, ele precisa seguir as normas vigentes, sendo possível desenvolver mecanismos que permitam aumentar a visibilidade de mercado do produto do pequeno produtor e, consequentemente, seu número de vendas.</text:span></text:p>
      <text:p text:style-name="P5"><text:span text:style-name="T6">D</text:span><text:span text:style-name="T3">etalhamento da solução: Com o objetivo de solucionar o problema de visibilidade dos pequenos produtores de queijo artesanal de Minas Gerais, é fundamental o desenvolvimento de uma plataforma virtual que permita divulgar os produtos, realizar vendas e </text:span><text:span text:style-name="T7">ofereça</text:span><text:span text:style-name="T3">, de forma gratuita, conteúdos educativos com objetivo de instruir os usuários por meio de cursos, lives e artigos a otimizar sua produção e conhecimento de campo, assim, oferecendo suporte <text:s/>e oportunidades as famílias brasileiras do agronegócio.</text:span></text:p>
      <text:p text:style-name="P1"><text:span text:style-name="T2"/></text:p>
      <text:p text:style-name="P2"><text:span text:style-name="T2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adauk Book" svg:font-family="'Padauk Book'" style:font-pitch="variable"/>
    <style:font-face style:name="Suruma" svg:font-family="Suru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31:40.852452573</meta:creation-date>
    <dc:date>2021-01-20T13:05:27.198865181</dc:date>
    <meta:editing-duration>PT1M26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7" meta:word-count="218" meta:character-count="1484" meta:non-whitespace-character-count="1269"/>
  </office:meta>
</office:document-meta>
</file>